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DataSourceLookup.SingleDataSourceLookup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DataSourceLookup.getDataSource( String data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